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d1fc" officeooo:paragraph-rsid="0006d1fc"/>
    </style:style>
    <style:style style:name="P2" style:family="paragraph" style:parent-style-name="Standard">
      <style:text-properties officeooo:rsid="0006d1fc" officeooo:paragraph-rsid="0009ae88"/>
    </style:style>
    <style:style style:name="P3" style:family="paragraph" style:parent-style-name="Standard">
      <style:text-properties officeooo:rsid="0006d1fc" officeooo:paragraph-rsid="0014b444"/>
    </style:style>
    <style:style style:name="P4" style:family="paragraph" style:parent-style-name="Standard">
      <style:text-properties officeooo:rsid="0006d1fc" officeooo:paragraph-rsid="001d4c07"/>
    </style:style>
    <style:style style:name="P5" style:family="paragraph" style:parent-style-name="Standard">
      <style:text-properties officeooo:rsid="0006d1fc" officeooo:paragraph-rsid="00548511"/>
    </style:style>
    <style:style style:name="P6" style:family="paragraph" style:parent-style-name="Standard">
      <style:text-properties officeooo:rsid="0008c4d1" officeooo:paragraph-rsid="0008c4d1"/>
    </style:style>
    <style:style style:name="P7" style:family="paragraph" style:parent-style-name="Standard">
      <style:text-properties officeooo:rsid="0008c4d1" officeooo:paragraph-rsid="0014b444"/>
    </style:style>
    <style:style style:name="P8" style:family="paragraph" style:parent-style-name="Standard">
      <style:text-properties officeooo:rsid="0008c4d1" officeooo:paragraph-rsid="0037af02"/>
    </style:style>
    <style:style style:name="P9" style:family="paragraph" style:parent-style-name="Standard">
      <style:text-properties officeooo:rsid="0008c4d1" officeooo:paragraph-rsid="00548511"/>
    </style:style>
    <style:style style:name="P10" style:family="paragraph" style:parent-style-name="Standard">
      <style:text-properties officeooo:rsid="000bbc98" officeooo:paragraph-rsid="000bbc98"/>
    </style:style>
    <style:style style:name="P11" style:family="paragraph" style:parent-style-name="Standard">
      <style:text-properties officeooo:rsid="000bbc98" officeooo:paragraph-rsid="0014b444"/>
    </style:style>
    <style:style style:name="P12" style:family="paragraph" style:parent-style-name="Standard">
      <style:text-properties officeooo:rsid="0032e7f7" officeooo:paragraph-rsid="0032e7f7"/>
    </style:style>
    <style:style style:name="P13" style:family="paragraph" style:parent-style-name="Standard">
      <style:text-properties fo:font-weight="bold" officeooo:rsid="0006d1fc" officeooo:paragraph-rsid="0014b444" style:font-weight-asian="bold" style:font-weight-complex="bold"/>
    </style:style>
    <style:style style:name="P14" style:family="paragraph" style:parent-style-name="Standard">
      <style:text-properties officeooo:rsid="000c6147" officeooo:paragraph-rsid="000e1644"/>
    </style:style>
    <style:style style:name="P15" style:family="paragraph" style:parent-style-name="Standard">
      <style:text-properties officeooo:rsid="0011ce03" officeooo:paragraph-rsid="001d4c07"/>
    </style:style>
    <style:style style:name="P16" style:family="paragraph" style:parent-style-name="Standard">
      <style:text-properties officeooo:rsid="001d4c07" officeooo:paragraph-rsid="00548511"/>
    </style:style>
    <style:style style:name="P17" style:family="paragraph" style:parent-style-name="Standard">
      <style:text-properties officeooo:rsid="0019875d" officeooo:paragraph-rsid="0014b444"/>
    </style:style>
    <style:style style:name="P18" style:family="paragraph" style:parent-style-name="Standard">
      <style:text-properties fo:font-style="italic" officeooo:rsid="00407271" officeooo:paragraph-rsid="0006d1fc" style:font-style-asian="italic" style:font-style-complex="italic"/>
    </style:style>
    <style:style style:name="P19" style:family="paragraph" style:parent-style-name="Standard">
      <style:text-properties officeooo:rsid="000b0095" officeooo:paragraph-rsid="0045ed7b"/>
    </style:style>
    <style:style style:name="P20" style:family="paragraph" style:parent-style-name="Standard">
      <style:text-properties officeooo:rsid="004d9d8d" officeooo:paragraph-rsid="004d9d8d"/>
    </style:style>
    <style:style style:name="P21" style:family="paragraph" style:parent-style-name="Standard">
      <style:text-properties officeooo:rsid="004d9d8d" officeooo:paragraph-rsid="004ecd30"/>
    </style:style>
    <style:style style:name="P22" style:family="paragraph" style:parent-style-name="Standard">
      <style:text-properties officeooo:rsid="00525a20" officeooo:paragraph-rsid="00525a20"/>
    </style:style>
    <style:style style:name="P23" style:family="paragraph" style:parent-style-name="Standard">
      <style:text-properties fo:color="#72bf44" fo:font-weight="bold" officeooo:rsid="00538590" officeooo:paragraph-rsid="00538590" style:font-weight-asian="bold" style:font-weight-complex="bold"/>
    </style:style>
    <style:style style:name="P24" style:family="paragraph" style:parent-style-name="Standard">
      <style:text-properties fo:color="#000000" fo:font-weight="normal" officeooo:rsid="0037af02" officeooo:paragraph-rsid="00548511" style:font-weight-asian="normal" style:font-weight-complex="normal"/>
    </style:style>
    <style:style style:name="P25" style:family="paragraph" style:parent-style-name="Standard">
      <style:text-properties officeooo:rsid="0055208b" officeooo:paragraph-rsid="005520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2bf44" fo:font-weight="bold" officeooo:rsid="0008c4d1" style:font-weight-asian="bold" style:font-weight-complex="bold"/>
    </style:style>
    <style:style style:name="T3" style:family="text">
      <style:text-properties officeooo:rsid="0009ae88"/>
    </style:style>
    <style:style style:name="T4" style:family="text">
      <style:text-properties officeooo:rsid="000b0095"/>
    </style:style>
    <style:style style:name="T5" style:family="text">
      <style:text-properties officeooo:rsid="000c6147"/>
    </style:style>
    <style:style style:name="T6" style:family="text">
      <style:text-properties officeooo:rsid="000e1644"/>
    </style:style>
    <style:style style:name="T7" style:family="text">
      <style:text-properties officeooo:rsid="0011ce0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132176"/>
    </style:style>
    <style:style style:name="T11" style:family="text">
      <style:text-properties officeooo:rsid="0016b0ce"/>
    </style:style>
    <style:style style:name="T12" style:family="text">
      <style:text-properties officeooo:rsid="001748bb"/>
    </style:style>
    <style:style style:name="T13" style:family="text">
      <style:text-properties officeooo:rsid="001775c8"/>
    </style:style>
    <style:style style:name="T14" style:family="text">
      <style:text-properties fo:color="#ed1c24" fo:font-weight="bold" officeooo:rsid="0011ce03" style:font-weight-asian="bold" style:font-weight-complex="bold"/>
    </style:style>
    <style:style style:name="T15" style:family="text">
      <style:text-properties fo:color="#ed1c24" fo:font-weight="bold" officeooo:rsid="001ba756" style:font-weight-asian="bold" style:font-weight-complex="bold"/>
    </style:style>
    <style:style style:name="T16" style:family="text">
      <style:text-properties fo:color="#ed1c24" officeooo:rsid="003913d0"/>
    </style:style>
    <style:style style:name="T17" style:family="text">
      <style:text-properties fo:color="#ed1c24" officeooo:rsid="0039c404"/>
    </style:style>
    <style:style style:name="T18" style:family="text">
      <style:text-properties officeooo:rsid="001d4c07"/>
    </style:style>
    <style:style style:name="T19" style:family="text">
      <style:text-properties officeooo:rsid="001f4c97"/>
    </style:style>
    <style:style style:name="T20" style:family="text">
      <style:text-properties officeooo:rsid="0021a429"/>
    </style:style>
    <style:style style:name="T21" style:family="text">
      <style:text-properties officeooo:rsid="0022f741"/>
    </style:style>
    <style:style style:name="T22" style:family="text">
      <style:text-properties officeooo:rsid="0025167c"/>
    </style:style>
    <style:style style:name="T23" style:family="text">
      <style:text-properties officeooo:rsid="00269373"/>
    </style:style>
    <style:style style:name="T24" style:family="text">
      <style:text-properties officeooo:rsid="002ded00"/>
    </style:style>
    <style:style style:name="T25" style:family="text">
      <style:text-properties style:font-name="LM Mono 10"/>
    </style:style>
    <style:style style:name="T26" style:family="text">
      <style:text-properties style:font-name="LM Mono 10" officeooo:rsid="0006d1fc"/>
    </style:style>
    <style:style style:name="T27" style:family="text">
      <style:text-properties style:font-name="LM Mono 10" fo:language="en" fo:country="US"/>
    </style:style>
    <style:style style:name="T28" style:family="text">
      <style:text-properties style:font-name="LM Mono 10" fo:language="en" fo:country="US" officeooo:rsid="003be715"/>
    </style:style>
    <style:style style:name="T29" style:family="text">
      <style:text-properties officeooo:rsid="003ccdd8"/>
    </style:style>
    <style:style style:name="T30" style:family="text">
      <style:text-properties officeooo:rsid="00407271"/>
    </style:style>
    <style:style style:name="T31" style:family="text">
      <style:text-properties fo:font-style="italic" officeooo:rsid="00407271" style:font-style-asian="italic" style:font-style-complex="italic"/>
    </style:style>
    <style:style style:name="T32" style:family="text">
      <style:text-properties officeooo:rsid="00499512"/>
    </style:style>
    <style:style style:name="T33" style:family="text">
      <style:text-properties officeooo:rsid="00552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ization</text:span> <text:span text:style-name="T18">(We want to know where the UAV is in relation to the UGV)</text:span></text:p>
      <text:p text:style-name="P1">1) install ubuntu 18.04 on Rpi 4 <text:tab/><text:tab/><text:tab/><text:tab/><text:tab/><text:tab/><text:tab/><text:span text:style-name="T2">### DONE ###</text:span></text:p>
      <text:p text:style-name="P2">2) ros <text:span text:style-name="T3">introduction <text:tab/><text:tab/><text:tab/><text:tab/><text:tab/><text:tab/><text:tab/><text:tab/><text:tab/></text:span><text:span text:style-name="T2">### DONE ###</text:span></text:p>
      <text:p text:style-name="P2">3) install raspicam_node <text:tab/><text:tab/><text:tab/><text:tab/><text:tab/><text:tab/><text:tab/><text:tab/><text:span text:style-name="T2">### DONE ###</text:span></text:p>
      <text:p text:style-name="P1">4) do camera calibration</text:p>
      <text:p text:style-name="P2">5) use arcuo detect <text:tab/><text:tab/><text:tab/><text:tab/><text:tab/><text:tab/><text:tab/><text:tab/><text:tab/><text:span text:style-name="T2">### DONE ###</text:span></text:p>
      <text:p text:style-name="P1">6) <text:span text:style-name="T4">from marker pose data: </text:span>create a tf marker → camera <text:span text:style-name="T29">(see tutorial) </text:span></text:p>
      <text:p text:style-name="P1"><text:tab/><text:a xlink:type="simple" xlink:href="http://wiki.ros.org/tf2/Tutorials/Writing%20a%20tf2%20broadcaster%20%28Python%29" text:style-name="Internet_20_link" text:visited-style-name="Visited_20_Internet_20_Link">http://wiki.ros.org/tf2/Tutorials/Writing%20a%20tf2%20broadcaster%20%28Python%29</text:a></text:p>
      <text:p text:style-name="Standard"><text:span text:style-name="T26"><text:tab/><text:tab/></text:span><text:bookmark text:name="CA-5f76bdfb1c7202e37f0f6fa507a7531d37f4e1c6"/><text:a xlink:type="simple" xlink:href="http://wiki.ros.org/tf2/Tutorials/Writing%20a%20tf2%20broadcaster%20%28Python%29#CA-5f76bdfb1c7202e37f0f6fa507a7531d37f4e1c6_16" text:style-name="Internet_20_link" text:visited-style-name="Visited_20_Internet_20_Link">16</text:a><text:span text:style-name="T27"><text:tab/>t.header.stamp = rospy.Time.now() 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7" text:style-name="Internet_20_link" text:visited-style-name="Visited_20_Internet_20_Link">17</text:a><text:span text:style-name="T27"><text:tab/>t.header.frame_id = "world"<text:tab/><text:tab/><text:tab/></text:span><text:span text:style-name="T28"># we want “marker”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8" text:style-name="Internet_20_link" text:visited-style-name="Visited_20_Internet_20_Link">18</text:a><text:span text:style-name="T27"><text:tab/>t.child_frame_id = turtlename<text:tab/><text:tab/></text:span><text:span text:style-name="T28"># we want “camera”</text:span></text:p>
      <text:p text:style-name="P19"><text:tab/>→ use rviz to make sure, this works corretly</text:p>
      <text:p text:style-name="P1">7) <text:span text:style-name="T4">use vison_to_mavros (and the links within there)</text:span></text:p>
      <text:p text:style-name="P1"><text:tab/><text:a xlink:type="simple" xlink:href="https://github.com/thien94/vision_to_mavros" text:style-name="Internet_20_link" text:visited-style-name="Visited_20_Internet_20_Link">https://github.com/thien94/vision_to_mavros</text:a></text:p>
      <text:p text:style-name="P1"><text:tab/><text:span text:style-name="T24">Idea: With vision_to_mavros_node we are independent of localization method!</text:span></text:p>
      <text:p text:style-name="P1"><text:tab/><text:span text:style-name="T30">Example (with apriltag): </text:span><text:span text:style-name="T31">roslaunch vision_to_mavros apriltags_to_mavros.launch</text:span></text:p>
      <text:p text:style-name="P18"><text:tab/></text:p>
      <text:p text:style-name="P12">8) configuring Ardupilot</text:p>
      <text:p text:style-name="P12"><text:tab/><text:a xlink:type="simple" xlink:href="https://ardupilot.org/dev/docs/ros-vio-tracking-camera.html" text:style-name="Internet_20_link" text:visited-style-name="Visited_20_Internet_20_Link">https://ardupilot.org/dev/docs/ros-vio-tracking-camera.html</text:a></text:p>
      <text:p text:style-name="P12"><text:tab/><text:span text:style-name="T32">use rviz to see if mavros pose is correct</text:span></text:p>
      <text:p text:style-name="P12"/>
      <text:p text:style-name="P1"/>
      <text:p text:style-name="P10"/>
      <text:p text:style-name="P14"><text:s/></text:p>
      <text:p text:style-name="P1"/>
      <text:p text:style-name="P4"><text:span text:style-name="T14">Focus </text:span><text:span text:style-name="T15">(Turn of the Year)</text:span></text:p>
      <text:p text:style-name="P4"><text:span text:style-name="T1">Target Detection</text:span> <text:span text:style-name="T7">(We want to know where the barcode-labels are in the camera image)</text:span></text:p>
      <text:p text:style-name="P15">→ This task was done on laptop in the pre-project. We could also send images to the ground and process there (laptop system)</text:p>
      <text:p text:style-name="P4">→<text:span text:style-name="T19"> We need to make the object detection model “modular”. <text:s/>→ We can run it also on pi.</text:span></text:p>
      <text:p text:style-name="P1">1) <text:span text:style-name="T8">choose a leight-weight usb camera</text:span><text:span text:style-name="T9"> </text:span><text:span text:style-name="T10">not necessary if localization is done on ground vehicle</text:span></text:p>
      <text:p text:style-name="P1">2) make model training “portable” (docker, ipnb, venv, …) →<text:span text:style-name="T21"> outsource training (incl. data) from pi</text:span></text:p>
      <text:p text:style-name="P1"><text:span text:style-name="T12">3</text:span>) make model run on pi4 + check CPU load</text:p>
      <text:p text:style-name="P1"><text:tab/><text:span text:style-name="T12">in a first step we will use a white wall with red rectangles</text:span></text:p>
      <text:p text:style-name="P1"/>
      <text:p text:style-name="P23">Begin of January</text:p>
      <text:p text:style-name="P22"><text:span text:style-name="T33">1) </text:span>Detection of simple shapes with a trained model.</text:p>
      <text:p text:style-name="P22"><text:s text:c="4"/>Example of getting pi cam image (from video stream) to ROS.</text:p>
      <text:p text:style-name="P25">2) Do a first marker based flight.</text:p>
      <text:p text:style-name="P20"/>
      <text:p text:style-name="P1"/>
      <text:p text:style-name="P8"/>
      <text:p text:style-name="P6"/>
      <text:p text:style-name="P6"/>
      <text:p text:style-name="P21">Compute position error and forward to ros (object detection)</text:p>
      <text:p text:style-name="P6"/>
      <text:p text:style-name="P6"><text:a xlink:type="simple" xlink:href="https://www.pyimagesearch.com/2015/05/04/target-acquired-finding-targets-in-drone-and-quadcopter-video-streams-using-python-and-opencv/" text:style-name="Internet_20_link" text:visited-style-name="Visited_20_Internet_20_Link">https://www.pyimagesearch.com/2015/05/04/target-acquired-finding-targets-in-drone-and-quadcopter-video-streams-using-python-and-opencv/</text:a></text:p>
      <text:p text:style-name="P6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3"><text:span text:style-name="T22">Design choises (</text:span>optional / <text:span text:style-name="T22">open questions)</text:span>: <text:span text:style-name="T16">→</text:span><text:span text:style-name="T17"> Holger</text:span></text:p>
      <text:p text:style-name="P3"><text:span text:style-name="T13">U</text:span>se apriltags <text:span text:style-name="T13">instead of aruco</text:span>? </text:p>
      <text:p text:style-name="P7">Use indoor GPS (at least for tests)? <text:s/>Can be used wirh vison_to_mavros</text:p>
      <text:p text:style-name="P7">Use T265 in addition? Or is realsense too much cpu load?</text:p>
      <text:p text:style-name="P3"><text:tab/><text:span text:style-name="T23">Use the T265 image to detect barcode labels?</text:span></text:p>
      <text:p text:style-name="P17">Can both CV tasks run on one pi4? </text:p>
      <text:p text:style-name="P7"><text:tab/>Should we run marker based loc. on UGV?</text:p>
      <text:p text:style-name="P11"><text:tab/>If running on UGV, can we build our own CV-based localication? <text:span text:style-name="T5">E.g. detect big red dot</text:span></text:p>
      <text:p text:style-name="P11"><text:tab/><text:span text:style-name="T6">By using vison_to_mavros we abstract from tf to pose</text:span></text:p>
      <text:p text:style-name="P11"/>
      <text:p text:style-name="P11"/>
      <text:p text:style-name="P24">designing parts for 3D-printing</text:p>
      <text:p text:style-name="P5"><text:span text:style-name="T19">CAD + </text:span>Hardware <text:span text:style-name="T20">(interest on doing CAD as part of the thesis?)</text:span></text:p>
      <text:p text:style-name="P9">1) <text:span text:style-name="T11">height sensor case</text:span></text:p>
      <text:p text:style-name="P16">2) create a cage for the rotors (no loss of rotors) </text:p>
      <text:p text:style-name="P9"><text:span text:style-name="T12">2</text:span>) create a case <text:span text:style-name="T18">for hardware</text:span>(FreeCAD, Fusion360), <text:span text:style-name="T11">case is depending on camera configu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08:40:19.688741845</meta:creation-date>
    <dc:date>2021-01-04T12:01:35.993386235</dc:date>
    <meta:editing-duration>PT3H19M28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410" meta:character-count="2685" meta:non-whitespace-character-count="2255"/>
  </office:meta>
</office:document-meta>
</file>